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62.4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6.02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06m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8.46mm" svg:height="169.67mm" svg:x="10.28mm" svg:y="159.56m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7" office:value-type="float" office:value="55.394" calcext:value-type="float">
            <text:p>55,394</text:p>
          </table:table-cell>
          <table:table-cell table:style-name="ce8" office:value-type="float" office:value="1" calcext:value-type="float">
            <text:p>1,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,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table:formula="of:=30.73" office:value-type="float" office:value="30.73" calcext:value-type="float">
            <text:p>30.73</text:p>
          </table:table-cell>
          <table:table-cell table:style-name="ce8" table:formula="of:=([.C6]/[.C7])" office:value-type="float" office:value="1.80260331923202" calcext:value-type="float">
            <text:p>1,8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90130165961601" calcext:value-type="float">
            <text:p>0,9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table:formula="of:=23.05" office:value-type="float" office:value="23.05" calcext:value-type="float">
            <text:p>23.05</text:p>
          </table:table-cell>
          <table:table-cell table:style-name="ce8" table:formula="of:=([.C6]/[.C7])" office:value-type="float" office:value="1.80260331923202" calcext:value-type="float">
            <text:p>1,8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450650829808005" calcext:value-type="float">
            <text:p>0,5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Default" table:formula="of:=21.413" office:value-type="float" office:value="21.413" calcext:value-type="float">
            <text:p>21,413</text:p>
          </table:table-cell>
          <table:table-cell table:style-name="ce8" table:formula="of:=([.C6]/[.C8])" office:value-type="float" office:value="2.4032104121475" calcext:value-type="float">
            <text:p>2,4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400535068691251" calcext:value-type="float">
            <text:p>0,4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table:formula="of:=19.914" office:value-type="float" office:value="19.914" calcext:value-type="float">
            <text:p>19.914</text:p>
          </table:table-cell>
          <table:table-cell table:style-name="ce8" table:formula="of:=([.C6]/[.C10])" office:value-type="float" office:value="2.78166114291453" calcext:value-type="float">
            <text:p>2,8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0.347707642864317" calcext:value-type="float">
            <text:p>0,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7" table:formula="of:=21.673" office:value-type="float" office:value="21.673" calcext:value-type="float">
            <text:p>21.673</text:p>
          </table:table-cell>
          <table:table-cell table:style-name="ce8" table:formula="of:=([.C6]/[.C11])" office:value-type="float" office:value="2.55589904489457" calcext:value-type="float">
            <text:p>2,6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([.D11]/[.B11])" office:value-type="float" office:value="0.159743690305911" calcext:value-type="float">
            <text:p>0,2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7:17:12.153143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22-04-12T17:22:37.218156986</dc:date>
    <meta:generator>LibreOffice/6.0.7.3$Linux_X86_64 LibreOffice_project/00m0$Build-3</meta:generator>
    <meta:editing-duration>PT30M3S</meta:editing-duration>
    <meta:editing-cycles>5</meta:editing-cycles>
    <meta:document-statistic meta:table-count="1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2cm" svg:y="14.856cm" chart:style-name="ch7">
              <text:p>Núcleos</text:p>
            </chart:title>
          </chart:axis>
          <chart:axis chart:dimension="y" chart:name="primary-y" chart:style-name="ch8">
            <chart:title svg:x="21.447cm" svg:y="6.284cm" chart:style-name="ch7">
              <text:p>Eficiência</text:p>
            </chart:title>
          </chart:axis>
          <chart:axis chart:dimension="y" chart:name="secondary-y" chart:style-name="ch9">
            <chart:title svg:x="0.251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0130165961601">
                <text:p>0.90130165961601</text:p>
              </table:table-cell>
              <table:table-cell office:value-type="float" office:value="1.80260331923202">
                <text:p>1.80260331923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0650829808005">
                <text:p>0.450650829808005</text:p>
              </table:table-cell>
              <table:table-cell office:value-type="float" office:value="1.80260331923202">
                <text:p>1.80260331923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0535068691251">
                <text:p>0.400535068691251</text:p>
              </table:table-cell>
              <table:table-cell office:value-type="float" office:value="2.4032104121475">
                <text:p>2.40321041214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47707642864317">
                <text:p>0.347707642864317</text:p>
              </table:table-cell>
              <table:table-cell office:value-type="float" office:value="2.78166114291453">
                <text:p>2.781661142914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9743690305911">
                <text:p>0.159743690305911</text:p>
              </table:table-cell>
              <table:table-cell office:value-type="float" office:value="2.55589904489457">
                <text:p>2.5558990448945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